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03cm" fo:min-width="4.307cm"/>
    </style:style>
    <style:style style:name="gr2" style:family="graphic" style:parent-style-name="standard">
      <style:graphic-properties draw:fill-color="#579d1c" draw:textarea-horizontal-align="left" draw:textarea-vertical-align="top" draw:auto-grow-height="false" fo:min-height="3.273cm" fo:min-width="9.453cm"/>
    </style:style>
    <style:style style:name="gr3" style:family="graphic" style:parent-style-name="standard">
      <style:graphic-properties draw:fill-color="#ff420e" draw:textarea-horizontal-align="justify" draw:textarea-vertical-align="middle" draw:auto-grow-height="false" fo:min-height="1.503cm" fo:min-width="4.636cm"/>
    </style:style>
    <style:style style:name="gr4" style:family="graphic" style:parent-style-name="standard">
      <style:graphic-properties draw:fill-color="#aecf00" draw:fill-image-width="0cm" draw:fill-image-height="0cm" draw:textarea-horizontal-align="justify" draw:textarea-vertical-align="middle" draw:auto-grow-height="false" fo:min-height="1.86cm" fo:min-width="4.307cm"/>
    </style:style>
    <style:style style:name="gr5" style:family="graphic" style:parent-style-name="standard">
      <style:graphic-properties draw:fill-color="#aecf00" draw:textarea-horizontal-align="justify" draw:textarea-vertical-align="middle" draw:auto-grow-height="false" fo:min-height="1.989cm" fo:min-width="4.994cm"/>
    </style:style>
    <style:style style:name="gr6" style:family="graphic" style:parent-style-name="standard">
      <style:graphic-properties draw:fill-color="#aecf00" draw:textarea-horizontal-align="justify" draw:textarea-vertical-align="middle" draw:auto-grow-height="false" fo:min-height="2.381cm" fo:min-width="5.5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7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8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7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gr13" style:family="graphic" style:parent-style-name="standard">
      <style:graphic-properties draw:fill-color="#ff420e" draw:textarea-horizontal-align="justify" draw:textarea-vertical-align="middle" draw:auto-grow-height="false" fo:min-height="1.682cm" fo:min-width="5.366cm"/>
    </style:style>
    <style:style style:name="gr14" style:family="graphic" style:parent-style-name="standard">
      <style:graphic-properties draw:fill-color="#ff420e" draw:textarea-horizontal-align="justify" draw:textarea-vertical-align="middle" draw:auto-grow-height="false" fo:min-height="2.381cm" fo:min-width="5.24cm"/>
    </style:style>
    <style:style style:name="gr15" style:family="graphic" style:parent-style-name="standard">
      <style:graphic-properties draw:fill-color="#ffd320" draw:textarea-horizontal-align="justify" draw:textarea-vertical-align="middle" draw:auto-grow-height="false" fo:min-height="1.989cm" fo:min-width="4.9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P1" style:family="paragraph">
      <style:paragraph-properties fo:text-align="center"/>
    </style:style>
    <style:style style:name="P2" style:family="paragraph">
      <loext:graphic-properties draw:fill-color="#579d1c"/>
      <style:paragraph-properties fo:text-align="center"/>
    </style:style>
    <style:style style:name="P3" style:family="paragraph">
      <loext:graphic-properties draw:fill-color="#ff420e"/>
      <style:paragraph-properties fo:text-align="center"/>
    </style:style>
    <style:style style:name="P4" style:family="paragraph">
      <loext:graphic-properties draw:fill-color="#aecf00" draw:fill-image-width="0cm" draw:fill-image-height="0cm"/>
      <style:paragraph-properties fo:text-align="center"/>
    </style:style>
    <style:style style:name="P5" style:family="paragraph">
      <loext:graphic-properties draw:fill-color="#aec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0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d320"/>
      <style:paragraph-properties fo:text-align="center"/>
    </style:style>
    <style:style style:name="T1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07cm" svg:height="1.753cm" svg:x="7.759cm" svg:y="3.27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9.953cm" svg:height="3.523cm" svg:x="8.721cm" svg:y="6.754cm">
          <text:p text:style-name="P1">PKAN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807cm" svg:height="1.753cm" svg:x="4.062cm" svg:y="10.759cm">
          <text:p text:style-name="P1">Pass through</text:p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5.136cm" svg:height="1.753cm" svg:x="3.959cm" svg:y="15.549cm">
          <text:p text:style-name="P1">Edit</text:p>
          <text:p text:style-name="P1">A (Edited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807cm" svg:height="1.753cm" svg:x="13.759cm" svg:y="3.274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4.807cm" svg:height="2.11cm" svg:x="22.331cm" svg:y="10.58cm">
          <text:p text:style-name="P1">Produce</text:p>
          <text:p text:style-name="P1">Local Data L</text:p>
          <draw:enhanced-geometry svg:viewBox="0 0 21600 21600" draw:type="rectangle" draw:enhanced-path="M 0 0 L 21600 0 21600 21600 0 21600 0 0 Z N"/>
        </draw:custom-shape>
        <draw:custom-shape draw:style-name="gr5" draw:text-style-name="P5" xml:id="id7" draw:id="id7" draw:layer="layout" svg:width="5.494cm" svg:height="2.239cm" svg:x="22.144cm" svg:y="12.862cm">
          <text:p text:style-name="P1">Prod. aggregate</text:p>
          <text:p text:style-name="P1">Local Data L+K+M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09cm" svg:height="2.631cm" svg:x="12.18cm" svg:y="7.179cm">
          <text:p text:style-name="P1">Lokal data: L, K, M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10.162cm" svg:y1="5.027cm" svg:x2="13.697cm" svg:y2="6.754cm" draw:start-shape="id1" draw:start-glue-point="2" draw:end-shape="id2" svg:d="M10162 5027v863h3535v864" svg:viewBox="0 0 3536 1728">
          <text:p/>
        </draw:connector>
        <draw:connector draw:style-name="gr7" draw:text-style-name="P6" draw:layer="layout" svg:x1="16.162cm" svg:y1="5.027cm" svg:x2="13.697cm" svg:y2="6.754cm" draw:start-shape="id3" draw:start-glue-point="2" draw:end-shape="id2" draw:end-glue-point="0" svg:d="M16162 5027v863h-2465v864" svg:viewBox="0 0 2466 1728">
          <text:p/>
        </draw:connector>
        <draw:connector draw:style-name="gr7" draw:text-style-name="P6" draw:layer="layout" svg:x1="13.697cm" svg:y1="10.277cm" svg:x2="8.869cm" svg:y2="11.635cm" draw:start-shape="id2" draw:start-glue-point="2" draw:end-shape="id4" draw:end-glue-point="1" svg:d="M13697 10277v1358h-4828" svg:viewBox="0 0 4829 1359">
          <text:p/>
        </draw:connector>
        <draw:connector draw:style-name="gr7" draw:text-style-name="P6" draw:layer="layout" svg:x1="13.697cm" svg:y1="10.277cm" svg:x2="9.095cm" svg:y2="16.425cm" draw:start-shape="id2" draw:start-glue-point="2" draw:end-shape="id5" draw:end-glue-point="1" svg:d="M13697 10277v6148h-4602" svg:viewBox="0 0 4603 6149">
          <text:p/>
        </draw:connector>
        <draw:connector draw:style-name="gr7" draw:text-style-name="P6" draw:layer="layout" svg:x1="13.697cm" svg:y1="10.277cm" svg:x2="22.331cm" svg:y2="11.635cm" draw:start-shape="id2" draw:start-glue-point="2" draw:end-shape="id6" draw:end-glue-point="3" svg:d="M13697 10277v1358h8634" svg:viewBox="0 0 8635 1359">
          <text:p/>
        </draw:connector>
        <draw:connector draw:style-name="gr7" draw:text-style-name="P6" draw:layer="layout" svg:x1="13.697cm" svg:y1="10.277cm" svg:x2="22.144cm" svg:y2="13.981cm" draw:start-shape="id2" draw:start-glue-point="2" draw:end-shape="id7" draw:end-glue-point="3" svg:d="M13697 10277v3704h8447" svg:viewBox="0 0 8448 3705">
          <text:p/>
        </draw:connector>
        <draw:frame draw:style-name="gr8" draw:text-style-name="P7" draw:layer="layout" svg:width="16.208cm" svg:height="1.038cm" svg:x="1cm" svg:y="1.073cm">
          <draw:text-box>
            <text:p><text:span text:style-name="T1">Flow of semantic web information throught PKAN</text:span></text:p>
          </draw:text-box>
        </draw:frame>
        <draw:frame draw:style-name="gr9" draw:text-style-name="P8" draw:layer="layout" svg:width="20.306cm" svg:height="0.962cm" svg:x="0.995cm" svg:y="2.023cm">
          <draw:text-box>
            <text:p>Harvested SWS A, B and resulting SWS after curation and marshalling</text:p>
          </draw:text-box>
        </draw:frame>
        <draw:connector draw:style-name="gr7" draw:text-style-name="P6" draw:layer="layout" svg:x1="13.697cm" svg:y1="10.277cm" svg:x2="16.138cm" svg:y2="18.687cm" draw:start-shape="id2" draw:start-glue-point="2" draw:end-shape="id8" draw:end-glue-point="3" svg:d="M13697 10277v8410h2441" svg:viewBox="0 0 2442 8411">
          <text:p/>
        </draw:connector>
        <draw:custom-shape draw:style-name="gr1" draw:text-style-name="P1" xml:id="id10" draw:id="id10" draw:layer="layout" svg:width="4.807cm" svg:height="1.753cm" svg:x="4.062cm" svg:y="13.105cm">
          <text:p text:style-name="P1">Aggregate</text:p>
          <text:p text:style-name="P1">A+B 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5.197cm" svg:height="0.962cm" svg:x="1.235cm" svg:y="3.99cm">
          <draw:text-box>
            <text:p>IN <text:s text:c="2"/>ext. Sources</text:p>
          </draw:text-box>
        </draw:frame>
        <draw:line draw:style-name="gr11" draw:text-style-name="P6" draw:layer="layout" svg:x1="1.295cm" svg:y1="10.54cm" svg:x2="28.477cm" svg:y2="10.455cm">
          <text:p/>
        </draw:line>
        <draw:line draw:style-name="gr11" draw:text-style-name="P6" draw:layer="layout" svg:x1="1.295cm" svg:y1="6.24cm" svg:x2="28.477cm" svg:y2="6.155cm">
          <text:p/>
        </draw:line>
        <draw:frame draw:style-name="gr12" draw:text-style-name="P8" draw:layer="layout" svg:width="1.844cm" svg:height="0.962cm" svg:x="1.235cm" svg:y="14.29cm">
          <draw:text-box>
            <text:p>OUT</text:p>
          </draw:text-box>
        </draw:frame>
        <draw:custom-shape draw:style-name="gr13" draw:text-style-name="P3" xml:id="id9" draw:id="id9" draw:layer="layout" svg:width="5.866cm" svg:height="1.932cm" svg:x="3.959cm" svg:y="17.721cm">
          <text:p text:style-name="P1">Edit+Agg</text:p>
          <text:p text:style-name="P1">A+B (Edited)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13.697cm" svg:y1="10.277cm" svg:x2="9.825cm" svg:y2="18.687cm" draw:start-shape="id2" draw:start-glue-point="2" draw:end-shape="id9" draw:end-glue-point="1" svg:d="M13697 10277v8410h-3872" svg:viewBox="0 0 3873 8411">
          <text:p/>
        </draw:connector>
        <draw:custom-shape draw:style-name="gr14" draw:text-style-name="P3" xml:id="id8" draw:id="id8" draw:layer="layout" svg:width="5.74cm" svg:height="2.631cm" svg:x="16.138cm" svg:y="17.372cm">
          <text:p text:style-name="P1">Agg sources</text:p>
          <text:p text:style-name="P1">A (Edited) +</text:p>
          <text:p text:style-name="P1">Local Data M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13.697cm" svg:y1="10.277cm" svg:x2="8.869cm" svg:y2="13.981cm" draw:start-shape="id2" draw:end-shape="id10" draw:end-glue-point="1" svg:d="M13697 10277v3704h-4828" svg:viewBox="0 0 4829 3705">
          <text:p/>
        </draw:connector>
        <draw:custom-shape draw:style-name="gr15" draw:text-style-name="P9" xml:id="id11" draw:id="id11" draw:layer="layout" svg:width="5.494cm" svg:height="2.239cm" svg:x="22.144cm" svg:y="15.306cm">
          <text:p text:style-name="P1">Aggregate src</text:p>
          <text:p text:style-name="P1">A + Local Data K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13.697cm" svg:y1="10.277cm" svg:x2="22.144cm" svg:y2="16.425cm" draw:start-shape="id2" draw:start-glue-point="2" draw:end-shape="id11" draw:end-glue-point="3" svg:d="M13697 10277v6148h8447" svg:viewBox="0 0 8448 6149">
          <text:p/>
        </draw:connector>
        <draw:frame draw:style-name="gr16" draw:text-style-name="P8" draw:layer="layout" svg:width="2.403cm" svg:height="0.962cm" svg:x="1.235cm" svg:y="7.89cm">
          <draw:text-box>
            <text:p>Create</text:p>
          </draw:text-box>
        </draw:frame>
        <draw:frame draw:style-name="gr12" draw:text-style-name="P8" draw:layer="layout" svg:width="1.844cm" svg:height="0.962cm" svg:x="12.435cm" svg:y="5.09cm">
          <draw:text-box>
            <text:p>RDF</text:p>
          </draw:text-box>
        </draw:frame>
        <draw:frame draw:style-name="gr12" draw:text-style-name="P8" draw:layer="layout" svg:width="1.844cm" svg:height="0.962cm" svg:x="13.535cm" svg:y="11.59cm">
          <draw:text-box>
            <text:p>RD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17-12-25T22:03:34.790476084</meta:creation-date>
    <dc:date>2018-02-19T22:08:28.449800497</dc:date>
    <dc:creator>volker </dc:creator>
    <meta:editing-duration>PT1H15M41S</meta:editing-duration>
    <meta:editing-cycles>8</meta:editing-cycles>
    <meta:generator>LibreOffice/5.2.7.2$Linux_X86_64 LibreOffice_project/20m0$Build-2</meta:generator>
    <meta:document-statistic meta:object-count="31"/>
  </office:meta>
</office:document-meta>
</file>